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fo:font-family="Arial" style:font-family-asian="Arial" style:font-family-complex="Arial"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Arial" style:font-family-asian="Arial" style:font-family-complex="Arial"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bold"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bold"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normal"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00pt" fo:font-weight="normal" fo:font-family="Arial" style:font-family-asian="Arial" style:font-family-complex="Arial"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normal"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00pt" fo:font-weight="normal" fo:font-family="Arial" style:font-family-asian="Arial" style:font-family-complex="Arial"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normal" fo:font-family="Arial" style:font-family-asian="Arial" style:font-family-complex="Arial"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bold" fo:font-family="Arial" style:font-family-asian="Arial" style:font-family-complex="Aria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37"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38"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3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4"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45"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4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3"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5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9"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6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6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6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65"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6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6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1"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7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7"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7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6"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8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9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92"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9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9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4.00pt" fo:font-weight="bold" fo:font-family="Arial" style:font-family-asian="Arial" style:font-family-complex="Arial" fo:background-color="transparent" style:use-window-font-color="true"/>
    </style:style>
    <style:style style:name="T97" style:family="text">
      <style:text-properties fo:font-size="10.00pt" fo:font-weight="normal" fo:font-family="Arial" style:font-family-asian="Arial" style:font-family-complex="Arial"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00pt" fo:font-weight="normal" fo:font-family="Arial" style:font-family-asian="Arial" style:font-family-complex="Arial"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4.00pt" fo:font-weight="bold" fo:font-family="Arial" style:font-family-asian="Arial" style:font-family-complex="Arial" fo:background-color="transparent" style:use-window-font-color="true"/>
    </style:style>
    <style:style style:name="T102" style:family="text">
      <style:text-properties fo:font-size="13.00pt" fo:font-weight="bold" fo:font-family="Arial" style:font-family-asian="Arial" style:font-family-complex="Arial" fo:background-color="transparent" style:use-window-font-color="true"/>
    </style:style>
    <style:style style:name="T103" style:family="text">
      <style:text-properties fo:font-size="10.00pt" fo:font-weight="normal" fo:font-family="Arial" style:font-family-asian="Arial" style:font-family-complex="Arial"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3.00pt" fo:font-weight="bold" fo:font-family="Arial" style:font-family-asian="Arial" style:font-family-complex="Arial" fo:background-color="transparent" style:use-window-font-color="true"/>
    </style:style>
    <style:style style:name="T106" style:family="text">
      <style:text-properties fo:font-size="10.00pt" fo:font-weight="normal"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00pt" fo:font-weight="normal" fo:font-family="Arial" style:font-family-asian="Arial" style:font-family-complex="Arial"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0.00pt" fo:font-weight="normal" fo:font-family="Arial" style:font-family-asian="Arial" style:font-family-complex="Arial" fo:background-color="transparent" style:use-window-font-color="true"/>
    </style:style>
    <style:style style:name="T111" style:family="text">
      <style:text-properties fo:font-size="13.00pt" fo:font-weight="bold" fo:font-family="Arial" style:font-family-asian="Arial" style:font-family-complex="Arial" fo:background-color="transparent" style:use-window-font-color="true"/>
    </style:style>
    <style:style style:name="T112" style:family="text">
      <style:text-properties fo:font-size="10.00pt" fo:font-weight="normal" fo:font-family="Arial" style:font-family-asian="Arial" style:font-family-complex="Arial" fo:background-color="transparent" style:use-window-font-color="true"/>
    </style:style>
    <style:style style:name="T113" style:family="text">
      <style:text-properties fo:font-size="13.00pt" fo:font-weight="bold" fo:font-family="Arial" style:font-family-asian="Arial" style:font-family-complex="Arial" fo:background-color="transparent" style:use-window-font-color="true"/>
    </style:style>
    <style:style style:name="T114" style:family="text">
      <style:text-properties fo:font-size="10.00pt" fo:font-weight="normal" fo:font-family="Arial" style:font-family-asian="Arial" style:font-family-complex="Arial" fo:background-color="transparent" style:use-window-font-color="true"/>
    </style:style>
    <style:style style:name="T115" style:family="text">
      <style:text-properties fo:font-size="13.00pt" fo:font-weight="bold" fo:font-family="Arial" style:font-family-asian="Arial" style:font-family-complex="Arial" fo:background-color="transparent" style:use-window-font-color="true"/>
    </style:style>
    <style:style style:name="T116" style:family="text">
      <style:text-properties fo:font-size="10.00pt" fo:font-weight="normal" fo:font-family="Arial" style:font-family-asian="Arial" style:font-family-complex="Arial" fo:background-color="transparent" style:use-window-font-color="true"/>
    </style:style>
    <style:style style:name="T117" style:family="text">
      <style:text-properties fo:font-size="10.00pt" fo:font-weight="normal" fo:font-family="Arial" style:font-family-asian="Arial" style:font-family-complex="Arial" fo:background-color="transparent" style:use-window-font-color="true" fo:font-style="italic"/>
    </style:style>
    <style:style style:name="T118" style:family="text">
      <style:text-properties fo:font-size="10.00pt" fo:font-weight="normal" fo:font-family="Arial" style:font-family-asian="Arial" style:font-family-complex="Arial" fo:background-color="transparent" style:use-window-font-color="true"/>
    </style:style>
    <style:style style:name="T119" style:family="text">
      <style:text-properties fo:font-size="10.00pt" fo:font-weight="normal" fo:font-family="Arial" style:font-family-asian="Arial" style:font-family-complex="Arial" fo:background-color="transparent" style:use-window-font-color="true" fo:font-style="italic"/>
    </style:style>
    <style:style style:name="T120" style:family="text">
      <style:text-properties fo:font-size="10.00pt" fo:font-weight="normal" fo:font-family="Arial" style:font-family-asian="Arial" style:font-family-complex="Arial" fo:background-color="transparent" style:use-window-font-color="true"/>
    </style:style>
    <style:style style:name="T12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2" style:family="text">
      <style:text-properties fo:font-size="10.00pt" fo:font-weight="normal" fo:font-family="Arial" style:font-family-asian="Arial" style:font-family-complex="Arial" fo:background-color="transparent" style:use-window-font-color="true"/>
    </style:style>
    <style:style style:name="T123" style:family="text">
      <style:text-properties fo:font-size="13.00pt" fo:font-weight="bold" fo:font-family="Arial" style:font-family-asian="Arial" style:font-family-complex="Arial" fo:background-color="transparent" style:use-window-font-color="true"/>
    </style:style>
    <style:style style:name="T124" style:family="text">
      <style:text-properties fo:font-size="10.00pt" fo:font-weight="normal" fo:font-family="Arial" style:font-family-asian="Arial" style:font-family-complex="Arial" fo:background-color="transparent" style:use-window-font-color="true"/>
    </style:style>
    <style:style style:name="T125" style:family="text">
      <style:text-properties fo:font-size="10.00pt" fo:font-weight="normal" fo:font-family="Arial" style:font-family-asian="Arial" style:font-family-complex="Arial" fo:background-color="transparent" style:use-window-font-color="true"/>
    </style:style>
    <style:style style:name="T126" style:family="text">
      <style:text-properties fo:font-size="10.00pt" fo:font-weight="normal" fo:font-family="Arial" style:font-family-asian="Arial" style:font-family-complex="Arial" fo:background-color="transparent" style:use-window-font-color="true"/>
    </style:style>
    <style:style style:name="T127" style:family="text">
      <style:text-properties fo:font-size="10.00pt" fo:font-weight="normal" fo:font-family="Arial" style:font-family-asian="Arial" style:font-family-complex="Arial"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3.00pt" fo:font-weight="bold" fo:font-family="Arial" style:font-family-asian="Arial" style:font-family-complex="Arial" fo:background-color="transparent" style:use-window-font-color="true"/>
    </style:style>
    <style:style style:name="T130" style:family="text">
      <style:text-properties fo:font-size="10.00pt" fo:font-weight="normal" fo:font-family="Arial" style:font-family-asian="Arial" style:font-family-complex="Arial" fo:background-color="transparent" style:use-window-font-color="true"/>
    </style:style>
    <style:style style:name="T131" style:family="text">
      <style:text-properties fo:font-size="10.00pt" fo:font-weight="normal" fo:font-family="Arial" style:font-family-asian="Arial" style:font-family-complex="Arial" fo:background-color="transparent" style:use-window-font-color="true" fo:font-style="italic"/>
    </style:style>
    <style:style style:name="T132" style:family="text">
      <style:text-properties fo:font-size="10.00pt" fo:font-weight="normal" fo:font-family="Arial" style:font-family-asian="Arial" style:font-family-complex="Arial" fo:background-color="transparent" style:use-window-font-color="true"/>
    </style:style>
    <style:style style:name="T133" style:family="text">
      <style:text-properties fo:font-size="10.00pt" fo:font-weight="normal" fo:font-family="Arial" style:font-family-asian="Arial" style:font-family-complex="Arial" fo:background-color="transparent" style:use-window-font-color="true" fo:font-style="italic"/>
    </style:style>
    <style:style style:name="T134" style:family="text">
      <style:text-properties fo:font-size="10.00pt" fo:font-weight="normal" fo:font-family="Arial" style:font-family-asian="Arial" style:font-family-complex="Arial"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right" fo:margin-bottom="6.00pt"/>
    </style:style>
    <style:style style:name="P3" style:family="paragraph">
      <style:paragraph-properties fo:line-height="100.00%" fo:text-align="right"/>
    </style:style>
    <style:style style:name="P4" style:family="paragraph">
      <style:paragraph-properties fo:line-height="100.00%" fo:text-align="left"/>
    </style:style>
    <style:style style:name="P5" style:family="paragraph">
      <style:paragraph-properties fo:line-height="100.00%" fo:text-align="right"/>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63.00pt"/>
          <style:tab-stop style:position="32891.10pt"/>
          <style:tab-stop style:position="421116.25pt" style:type="right"/>
          <style:tab-stop style:position="154004.20pt"/>
        </style:tab-stops>
      </style:paragraph-properties>
    </style:style>
    <style:style style:name="P8" style:family="paragraph">
      <style:paragraph-properties fo:line-height="100.00%" fo:text-align="justify" fo:margin-top="3.00pt" fo:margin-bottom="3.00pt"/>
    </style:style>
    <style:style style:name="P9" style:family="paragraph">
      <style:paragraph-properties fo:line-height="100.00%" fo:text-align="left" fo:margin-top="3.00pt" fo:margin-bottom="3.00pt"/>
    </style:style>
    <style:style style:name="P10" style:family="paragraph">
      <style:paragraph-properties fo:line-height="100.00%" fo:text-align="left" fo:margin-left="5.40pt" fo:text-indent="-5.40pt">
        <style:tab-stops>
          <style:tab-stop style:position="63.00pt"/>
          <style:tab-stop style:position="32891.10pt"/>
          <style:tab-stop style:position="421116.25pt" style:type="right"/>
          <style:tab-stop style:position="154004.20pt"/>
        </style:tab-stops>
      </style:paragraph-properties>
    </style:style>
    <style:style style:name="P11"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2" style:family="paragraph">
      <style:paragraph-properties fo:line-height="100.00%" fo:text-align="left" fo:margin-top="3.00pt" fo:margin-bottom="3.00pt"/>
    </style:style>
    <style:style style:name="P13"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4" style:family="paragraph">
      <style:paragraph-properties fo:line-height="100.00%" fo:text-align="left" fo:margin-top="3.00pt" fo:margin-bottom="3.00pt"/>
    </style:style>
    <style:style style:name="P15"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6" style:family="paragraph">
      <style:paragraph-properties fo:line-height="100.00%" fo:text-align="left" fo:margin-top="3.00pt" fo:margin-bottom="3.00pt"/>
    </style:style>
    <style:style style:name="P17"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8" style:family="paragraph">
      <style:paragraph-properties fo:line-height="100.00%" fo:text-align="left" fo:margin-top="3.00pt" fo:margin-bottom="3.00pt"/>
    </style:style>
    <style:style style:name="P19"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20" style:family="paragraph">
      <style:paragraph-properties fo:line-height="100.00%" fo:text-align="left"/>
    </style:style>
    <style:style style:name="P21" style:family="paragraph">
      <style:paragraph-properties fo:line-height="100.00%" fo:text-align="left" fo:margin-top="6.00pt" fo:margin-bottom="6.00pt">
        <style:tab-stops>
          <style:tab-stop style:position="453.10pt" style:type="right" style:leader-style="dotted"/>
        </style:tab-stops>
      </style:paragraph-properties>
    </style:style>
    <style:style style:name="P22" style:family="paragraph">
      <style:paragraph-properties fo:line-height="100.00%" fo:text-align="left" fo:margin-left="10.00pt" fo:text-indent="0.00pt">
        <style:tab-stops>
          <style:tab-stop style:position="433.10pt" style:type="right" style:leader-style="dotted"/>
        </style:tab-stops>
      </style:paragraph-properties>
    </style:style>
    <style:style style:name="P23" style:family="paragraph">
      <style:paragraph-properties fo:line-height="100.00%" fo:text-align="left"/>
    </style:style>
    <style:style style:name="P24" style:family="paragraph">
      <style:paragraph-properties fo:line-height="100.00%" fo:text-align="left" fo:margin-top="12.00pt" fo:margin-bottom="3.00pt"/>
    </style:style>
    <style:style style:name="P25" style:family="paragraph">
      <style:paragraph-properties fo:line-height="100.00%" fo:text-align="lef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00.00%" fo:text-align="left"/>
    </style:style>
    <style:style style:name="P27" style:family="paragraph">
      <style:paragraph-properties fo:line-height="100.00%" fo:text-align="left"/>
    </style:style>
    <style:style style:name="P28" style:family="paragraph">
      <style:paragraph-properties fo:line-height="100.00%" fo:text-align="left" fo:margin-top="12.00pt" fo:margin-bottom="3.00pt"/>
    </style:style>
    <style:style style:name="P29" style:family="paragraph">
      <style:paragraph-properties fo:line-height="100.00%" fo:text-align="left"/>
    </style:style>
    <style:style style:name="P30" style:family="paragraph">
      <style:paragraph-properties fo:line-height="100.00%" fo:text-align="left" fo:margin-top="12.00pt" fo:margin-bottom="3.00pt"/>
    </style:style>
    <style:style style:name="P31" style:family="paragraph">
      <style:paragraph-properties fo:line-height="100.00%" fo:text-align="left"/>
    </style:style>
    <text:list-style style:name="L32">
      <text:list-level-style-bullet text:level="1" text:bullet-char="•">
        <style:list-level-properties text:space-before="18.00pt" text:min-label-width="18.00pt"/>
        <style:text-properties fo:font-family="Symbol"/>
      </text:list-level-style-bullet>
    </text:list-style>
    <style:style style:name="P32" style:family="paragraph">
      <style:paragraph-properties fo:line-height="100.00%" fo:text-align="left"/>
    </style:style>
    <style:style style:name="P33" style:family="paragraph">
      <style:paragraph-properties fo:line-height="100.00%" fo:text-align="left"/>
    </style:style>
    <style:style style:name="P34" style:family="paragraph">
      <style:paragraph-properties fo:line-height="100.00%" fo:text-align="left" fo:margin-top="12.00pt" fo:margin-bottom="3.00pt"/>
    </style:style>
    <style:style style:name="P35" style:family="paragraph">
      <style:paragraph-properties fo:line-height="100.00%" fo:text-align="left"/>
    </style:style>
    <style:style style:name="P36" style:family="paragraph">
      <style:paragraph-properties fo:line-height="100.00%" fo:text-align="left" fo:margin-top="12.00pt" fo:margin-bottom="3.00pt"/>
    </style:style>
    <style:style style:name="P37" style:family="paragraph">
      <style:paragraph-properties fo:line-height="100.00%" fo:text-align="left"/>
    </style:style>
    <style:style style:name="P38" style:family="paragraph">
      <style:paragraph-properties fo:line-height="100.00%" fo:text-align="left" fo:margin-top="12.00pt" fo:margin-bottom="3.00pt"/>
    </style:style>
    <style:style style:name="P39" style:family="paragraph">
      <style:paragraph-properties fo:line-height="100.00%" fo:text-align="left"/>
    </style:style>
    <style:style style:name="P40" style:family="paragraph">
      <style:paragraph-properties fo:line-height="100.00%" fo:text-align="left" fo:margin-top="12.00pt" fo:margin-bottom="3.00pt"/>
    </style:style>
    <style:style style:name="P41" style:family="paragraph">
      <style:paragraph-properties fo:line-height="100.00%" fo:text-align="left"/>
    </style:style>
    <style:style style:name="P42" style:family="paragraph">
      <style:paragraph-properties fo:line-height="100.00%" fo:text-align="left" fo:margin-top="12.00pt" fo:margin-bottom="3.00pt"/>
    </style:style>
    <style:style style:name="P43" style:family="paragraph">
      <style:paragraph-properties fo:line-height="100.00%" fo:text-align="left"/>
    </style:style>
    <style:style style:name="TableColumn0100" style:family="table-column">
      <style:table-column-properties style:column-width="0.950000in"/>
    </style:style>
    <style:style style:name="TableColumn0101" style:family="table-column">
      <style:table-column-properties style:column-width="0.750000in"/>
    </style:style>
    <style:style style:name="TableColumn0102" style:family="table-column">
      <style:table-column-properties style:column-width="3.375000in"/>
    </style:style>
    <style:style style:name="TableColumn0103" style:family="table-column">
      <style:table-column-properties style:column-width="1.322222in"/>
    </style:style>
    <style:style style:name="Table01" style:family="table">
      <style:table-properties style:width="6.397222in" fo:margin-left="0.000000in" style:writing-mode="lr" table:align="left" style:may-break-between-rows="true"/>
    </style:style>
    <style:style style:name="TableRow0100" style:family="table-row">
      <style:table-row-properties style:min-row-height="0.218750in"/>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Dokumendivahetuskeskus (DVK)</text:span></text:p>
      <text:p text:style-name="P3"><text:span text:style-name="T3">Tarkvara riskianalüüs</text:span></text:p>
      <text:p text:style-name="P4"><text:span text:style-name="T4"/></text:p>
      <text:p text:style-name="P4"><text:span text:style-name="T4"/></text:p>
      <text:p text:style-name="P5"><text:span text:style-name="T4"/></text:p>
      <text:p text:style-name="P5"><text:span text:style-name="T5">Versioon 1.1</text:span></text:p>
      <text:p text:style-name="P5"><text:span text:style-name="T6">16.12.2014</text:span></text:p>
      <text:p text:style-name="P6"><text:span text:style-name="T7"/></text:p>
      <text:p text:style-name="P6"><text:span text:style-name="T8">Muudatuste ajalugu</text:span></text:p>
      <text:p text:style-name="P6"><text:span text:style-name="T9"/></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10">Kuupäev</text:span><text:span text:style-name="T11"/></text:p>
          </table:table-cell>
          <table:table-cell table:style-name="TableCell010001">
            <text:p text:style-name="P8"><text:span text:style-name="T12">Versioon</text:span><text:span text:style-name="T13"/></text:p>
          </table:table-cell>
          <table:table-cell table:style-name="TableCell010002">
            <text:p text:style-name="P8"><text:span text:style-name="T14">Kirjeldus</text:span><text:span text:style-name="T15"/></text:p>
          </table:table-cell>
          <table:table-cell table:style-name="TableCell010003">
            <text:p text:style-name="P9"><text:span text:style-name="T16">Autor</text:span><text:span text:style-name="T17"/></text:p>
          </table:table-cell>
        </table:table-row>
        <table:table-row table:style-name="TableRow0101">
          <table:table-cell table:style-name="TableCell010100">
            <text:p text:style-name="P12"><text:span text:style-name="T18">12.03.2010</text:span><text:span text:style-name="T19"/></text:p>
          </table:table-cell>
          <table:table-cell table:style-name="TableCell010101">
            <text:p text:style-name="P12"><text:span text:style-name="T20">1.0</text:span><text:span text:style-name="T21"/></text:p>
          </table:table-cell>
          <table:table-cell table:style-name="TableCell010102">
            <text:p text:style-name="P12"><text:span text:style-name="T22">Dokumendi esialgne versioon.</text:span><text:span text:style-name="T23"/></text:p>
          </table:table-cell>
          <table:table-cell table:style-name="TableCell010103">
            <text:p text:style-name="P12"><text:span text:style-name="T24">Marko Kurm</text:span><text:span text:style-name="T25"/></text:p>
          </table:table-cell>
        </table:table-row>
        <table:table-row table:style-name="TableRow0102">
          <table:table-cell table:style-name="TableCell010200">
            <text:p text:style-name="P14"><text:span text:style-name="T26">16.12.2014</text:span><text:span text:style-name="T27"/></text:p>
          </table:table-cell>
          <table:table-cell table:style-name="TableCell010201">
            <text:p text:style-name="P14"><text:span text:style-name="T28">1.1</text:span><text:span text:style-name="T29"/></text:p>
          </table:table-cell>
          <table:table-cell table:style-name="TableCell010202">
            <text:p text:style-name="P14"><text:span text:style-name="T30">Dokumendi täiendamine riistvaraliste tõrgete osas</text:span><text:span text:style-name="T31"/></text:p>
          </table:table-cell>
          <table:table-cell table:style-name="TableCell010203">
            <text:p text:style-name="P14"><text:span text:style-name="T32">Aleksandr Potapov</text:span><text:span text:style-name="T33"/></text:p>
          </table:table-cell>
        </table:table-row>
        <table:table-row table:style-name="TableRow0103">
          <table:table-cell table:style-name="TableCell010300">
            <text:p text:style-name="P16"><text:span text:style-name="T33"/></text:p>
          </table:table-cell>
          <table:table-cell table:style-name="TableCell010301">
            <text:p text:style-name="P16"><text:span text:style-name="T33"/></text:p>
          </table:table-cell>
          <table:table-cell table:style-name="TableCell010302">
            <text:p text:style-name="P16"><text:span text:style-name="T33"/></text:p>
          </table:table-cell>
          <table:table-cell table:style-name="TableCell010303">
            <text:p text:style-name="P16"><text:span text:style-name="T33"/></text:p>
          </table:table-cell>
        </table:table-row>
        <table:table-row table:style-name="TableRow0104">
          <table:table-cell table:style-name="TableCell010400">
            <text:p text:style-name="P18"><text:span text:style-name="T33"/></text:p>
          </table:table-cell>
          <table:table-cell table:style-name="TableCell010401">
            <text:p text:style-name="P18"><text:span text:style-name="T33"/></text:p>
          </table:table-cell>
          <table:table-cell table:style-name="TableCell010402">
            <text:p text:style-name="P18"><text:span text:style-name="T33"/></text:p>
          </table:table-cell>
          <table:table-cell table:style-name="TableCell010403">
            <text:p text:style-name="P18"><text:span text:style-name="T33"/></text:p>
          </table:table-cell>
        </table:table-row>
      </table:table>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4">Sisukord</text:span></text:p>
      <text:p text:style-name="P20"><text:span text:style-name="T35"/></text:p>
      <text:p text:style-name="P21"><text:a xlink:href="#_Toc256410774"><text:span text:style-name="T37">Sissejuhatus</text:span></text:a><text:span text:style-name="T38"><text:tab/></text:span><text:a xlink:href="#_Toc256410774"><text:span text:style-name="T40">3</text:span></text:a><text:span text:style-name="T41"/></text:p>
      <text:p text:style-name="P21"><text:a xlink:href="#_Toc256410775"><text:span text:style-name="T43">Riskid</text:span></text:a><text:span text:style-name="T44"><text:tab/></text:span><text:a xlink:href="#_Toc256410775"><text:span text:style-name="T46">4</text:span></text:a><text:span text:style-name="T47"/></text:p>
      <text:p text:style-name="P22"><text:a xlink:href="#_Toc256410776"><text:span text:style-name="T49">Andmebaasi</text:span></text:a><text:span text:style-name="T50"><text:s/></text:span><text:a xlink:href="#_Toc256410776"><text:span text:style-name="T52">turvameetmete puudulikkus</text:span></text:a><text:span text:style-name="T53"><text:tab/></text:span><text:a xlink:href="#_Toc256410776"><text:span text:style-name="T55">4</text:span></text:a><text:span text:style-name="T56"/></text:p>
      <text:p text:style-name="P22"><text:a xlink:href="#_Toc256410777"><text:span text:style-name="T58">Andmebaasi väljalangemine</text:span></text:a><text:span text:style-name="T59"><text:tab/></text:span><text:a xlink:href="#_Toc256410777"><text:span text:style-name="T61">4</text:span></text:a><text:span text:style-name="T62"/></text:p>
      <text:p text:style-name="P22"><text:a xlink:href="#_Toc256410778"><text:span text:style-name="T64">Andmekadu</text:span></text:a><text:span text:style-name="T65"><text:tab/></text:span><text:a xlink:href="#_Toc256410778"><text:span text:style-name="T67">4</text:span></text:a><text:span text:style-name="T68"/></text:p>
      <text:p text:style-name="P22"><text:a xlink:href="#_Toc256410779"><text:span text:style-name="T70">Võrgupõhise tarkvara turvariskid</text:span></text:a><text:span text:style-name="T71"><text:tab/></text:span><text:a xlink:href="#_Toc256410779"><text:span text:style-name="T73">4</text:span></text:a><text:span text:style-name="T74"/></text:p>
      <text:p text:style-name="P22"><text:a xlink:href="#_Toc256410780"><text:span text:style-name="T76">Tarkvara ülekoormus</text:span></text:a><text:span text:style-name="T77"><text:tab/></text:span><text:a xlink:href="#_Toc256410780"><text:span text:style-name="T79">4</text:span></text:a><text:span text:style-name="T80"/></text:p>
      <text:p text:style-name="P22"><text:a xlink:href="#_Toc256410781"><text:span text:style-name="T82">T</text:span></text:a><text:span text:style-name="T83"><text:s/></text:span><text:a xlink:href="#_Toc256410781"><text:span text:style-name="T85">Tarkvara vead</text:span></text:a><text:span text:style-name="T86"><text:tab/></text:span><text:a xlink:href="#_Toc256410781"><text:span text:style-name="T88">4</text:span></text:a><text:span text:style-name="T89"/></text:p>
      <text:p text:style-name="P22"><text:a xlink:href="#_Toc256410782"><text:span text:style-name="T91">Riistvara tõrked</text:span></text:a><text:span text:style-name="T92"><text:tab/></text:span><text:a xlink:href="#_Toc256410782"><text:span text:style-name="T94">4</text:span></text:a><text:span text:style-name="T95"/></text:p>
      <text:p text:style-name="P23"><text:span text:style-name="T95"/></text:p>
      <text:p text:style-name="P23"><text:span text:style-name="T95"/></text:p>
      <text:p text:style-name="P24"><text:span text:style-name="T96">Sissejuhatus</text:span></text:p>
      <text:p text:style-name="P25"><text:span text:style-name="T97">Käesolevas dokumendis on kirjeldatud erinevad riskid, mis tooksid realiseerumisel kaasa DVK tarkvara tõrked või seiskumise. DVK tarkvara halvamist võimaldavad riskid:</text:span></text:p>
      <text:p text:style-name="P25"><text:span text:style-name="T98"/></text:p>
      <text:list text:style-name="L26">
        <text:list-item>
          <text:p text:style-name="P26"><text:span text:style-name="T99">Andmebaasi turvameetmete puudulikkus</text:span></text:p>
        </text:list-item>
        <text:list-item>
          <text:p text:style-name="P26"><text:span text:style-name="T99">Andmebaasi väljalangemine</text:span></text:p>
        </text:list-item>
        <text:list-item>
          <text:p text:style-name="P26"><text:span text:style-name="T99">Andmekadu andmebaasis</text:span></text:p>
        </text:list-item>
        <text:list-item>
          <text:p text:style-name="P26"><text:span text:style-name="T99">Riistvara tõrked</text:span></text:p>
        </text:list-item>
        <text:list-item>
          <text:p text:style-name="P26"><text:span text:style-name="T99">Tarkvara vead</text:span></text:p>
        </text:list-item>
        <text:list-item>
          <text:p text:style-name="P26"><text:span text:style-name="T99">Tarkvara ülekoormus</text:span></text:p>
        </text:list-item>
        <text:list-item>
          <text:p text:style-name="P26"><text:span text:style-name="T99">Võrgupõhise tarkvara riskid</text:span></text:p>
        </text:list-item>
      </text:list>
      <text:p text:style-name="P27"><text:span text:style-name="T100"/></text:p>
      <text:p text:style-name="P28"><text:span text:style-name="T101">Riskid</text:span></text:p>
      <text:p text:style-name="P28"><text:span text:style-name="T102">Andmebaasi turvameetmete puudulikkus</text:span></text:p>
      <text:p text:style-name="P29"><text:span text:style-name="T103">Juhul kui andmebaasi kasutajakontode andmeid ei hoita hoolikalt võib kõrvalistel isikutel tekkida võimalus manipuleerida andmebaasiga. Riski realiseerumise tõenäosus sõltub asutuse turvapoliitika tõhususest.</text:span></text:p>
      <text:p text:style-name="P29"><text:span text:style-name="T104"/></text:p>
      <text:p text:style-name="P30"><text:span text:style-name="T105">Andmebaasi väljalangemine</text:span></text:p>
      <text:p text:style-name="P31"><text:span text:style-name="T106">Andmebaasi väljalangemine ehk andmebaasi toimimise peatumise risk realiseerub kas andmebaasimootori vea või riistvaralise tõrke tõttu. Realiseerumise tõenäosus sõltub järgmistest asjaoludest:</text:span></text:p>
      <text:p text:style-name="P31"><text:span text:style-name="T107"/></text:p>
      <text:list text:style-name="L32">
        <text:list-item>
          <text:p text:style-name="P32"><text:span text:style-name="T108">Kas andmebaas on klasterdatud</text:span></text:p>
        </text:list-item>
        <text:list-item>
          <text:p text:style-name="P32"><text:span text:style-name="T108">Milline on riistvara, millel andmebaas töötab</text:span></text:p>
        </text:list-item>
      </text:list>
      <text:p text:style-name="P33"><text:span text:style-name="T109"/></text:p>
      <text:p text:style-name="P33"><text:span text:style-name="T110">Antud riski minimeerimiseks tuleks võimalusel klasterdada DVK tarkvara andmebaas.</text:span></text:p>
      <text:p text:style-name="P34"><text:span text:style-name="T111">Andmekadu</text:span></text:p>
      <text:p text:style-name="P35"><text:span text:style-name="T112">Risk kaotada andmeid realiseerub juhul kui toimub andmebaasifailide hävimine/vigastamine kas füüsiliselt (riistvaralised kahjustused) või loogiliselt. Sellisel juhul kaovad andmed ajavahemikust, mil tehti viimane andmete varukoopia, kuni antud hetkeni. Riski minimeerimiseks tuleb võimalikult tihti teha varukoopiaid.</text:span></text:p>
      <text:p text:style-name="P36"><text:span text:style-name="T113">Võrgupõhise tarkvara riskid</text:span></text:p>
      <text:p text:style-name="P37"><text:span text:style-name="T114">Kuna DVK tarkvara kasutab üle interneti suhtlemiseks X-tee infrastruktuuri, siis võrgupõhised turvariskid (andmete muutmine, andmete lekkimine kõrvalistele isikutele jne.) on minimaalsed. X-tee infrastruktuur minimeerib sellised riskid.</text:span></text:p>
      <text:p text:style-name="P37"><text:span text:style-name="T114">Teine risk, mis tuleneb võrgupõhise tarkvara olemusest on võrguühenduse katkestused. Sellisel juhul võib DVK kliendi ja serveri vaheline suhtlus katkeda. Sellisel juhul võib juhtuda, et DVK kliendi ja serveri andmed ei ole sünkroniseeritud (nt. dokumendi saatmisel jõuab dokument küll DVK serverisse, kuid vastussõnum ei jõua katkestuse tõttu DVK kliendini ja kliendi poolel märgitakse sõnumi edastamine ebaõnnestunuks).</text:span></text:p>
      <text:p text:style-name="P38"><text:span text:style-name="T115">Tarkvara ülekoormus</text:span></text:p>
      <text:p text:style-name="P39"><text:span text:style-name="T116">DVK tarkvara ülekoormuse risk on olemas, kuid selle realiseerumine on vähetõenäoline, kuna DVK kasutab andmetega manipuleerimisel konveier tüüpi tehnoloogiaid (</text:span><text:span text:style-name="T117">streaming</text:span><text:span text:style-name="T118">). Sellisel juhul on minimeeritud rakenduse ülekoormus, kuna andmeid töödeldakse vastavalt olemasolevale jõudlusele. Sellest hoolimata on risk, et DVK serverile tehakse sellises mahus päringuid, et süsteemi riistvaraline seadistus ei pea selle vastu. Antud riski saab minimeerida sellega, et klasterdada rakendusserverid ning kasutada rakendusserveri<text:s/></text:span><text:span text:style-name="T119">load-balancing</text:span><text:span text:style-name="T120"><text:s/>tehnoloogiat (</text:span><text:a xlink:href="http://tomcat.apache.org/"><text:span text:style-name="T121">http://tomcat.apache.org/</text:span></text:a><text:span text:style-name="T122">).</text:span></text:p>
      <text:p text:style-name="P40"><text:span text:style-name="T123">Tarkvara vead</text:span></text:p>
      <text:p text:style-name="P41"><text:span text:style-name="T124">Kuigi DVK tarkvara läbib enne toodangukeskkonda minekut testid, ei ole välistatud programmeerimisvigade olemasolu. Testimine välistab siiski enamjaolt selliste vigade olemasolu, mis võiksid tekitada andmekadu. Riski minimeerimiseks tuleb tarkvara korralikult testida<text:s/></text:span><text:span text:style-name="T125">–</text:span><text:span text:style-name="T126"><text:s/>l</text:span><text:span text:style-name="T127">äbida kõik testlood, teha seda võimalusel toodangukeskkonnaga võimalikult identses keskkonnas.</text:span></text:p>
      <text:p text:style-name="P41"><text:span text:style-name="T128"/></text:p>
      <text:p text:style-name="P42"><text:span text:style-name="T129">Riistvara tõrked</text:span></text:p>
      <text:p text:style-name="P43"><text:span text:style-name="T130">Riistvara tõrgete risk väljendub DVK tarkvara puhul selles, et kui andmetega manipuleerimise meetod on teostamisel ja ilmneb riistvaraline tõrge, võib juhtuda, et andmete koosseisus ilmnevad vastuolud. Antud risk on minimeeritud, kuna PostgreSQL on transaktsiooniline andmebaas ja<text:s/></text:span><text:span text:style-name="T131">JDBC</text:span><text:span text:style-name="T132"><text:s/>tehnoloogia, mida DVK server kasutab andmebaasiga suhtlemisel. Seega kui andmebaasioperatsiooni ajal ilmneb riistvaraline tõrge, jääb transaktsiooni kinnitamine (</text:span><text:span text:style-name="T133">commit</text:span><text:span text:style-name="T134">) toimumata ja andmed jäävad terviklikuks.</text:span></text:p>
      <text:p text:style-name="P43"><text:span text:style-name="T13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